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Text_20_body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695255482" text:style-name="L1">
        <text:list-item>
          <text:p text:style-name="P1">必须是陈述句。疑问句，祈使句等都不是命题。</text:p>
        </text:list-item>
        <text:list-item>
          <text:p text:style-name="P1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真值表</text:h>
      <text:p text:style-name="Text_20_body">一个非常有用的工具。分析复合命题的必选工具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 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<draw:frame draw:style-name="fr1" draw:name="Object17" text:anchor-type="as-char" svg:y="-0.393cm" svg:width="1.134cm" svg:height="0.492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逆蕴涵</text:p>
      <text:p text:style-name="Text_20_body"><draw:frame draw:style-name="fr1" draw:name="Object19" text:anchor-type="as-char" svg:y="-0.393cm" svg:width="1.681cm" svg:height="0.492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 逆否命题</text:p>
      <text:p text:style-name="Text_20_body"><draw:frame draw:style-name="fr1" draw:name="Object21" text:anchor-type="as-char" svg:y="-0.393cm" svg:width="1.503cm" svg:height="0.492cm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Text_20_body"><draw:frame draw:style-name="fr1" draw:name="Object12" text:anchor-type="as-char" svg:y="-0.393cm" svg:width="1.134cm" svg:height="0.492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无聊的蕴涵：</text:p>
      <text:list xml:id="list1979280306" text:style-name="L2">
        <text:list-item>
          <text:p text:style-name="P2">如果今天是星期五，那么2+3=5</text:p>
          <text:p text:style-name="P2">由于q总是真的，所以蕴涵总是为真。</text:p>
          <text:p text:style-name="P2">但是p和q之间没有任何关联，蕴涵没有实际意义。</text:p>
        </text:list-item>
        <text:list-item>
          <text:p text:style-name="P2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1" draw:name="Object27" text:anchor-type="as-char" svg:y="-0.393cm" svg:width="3.348cm" svg:height="0.517cm" draw:z-index="4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39"><draw:object xlink:href="./Object 26" xlink:type="simple" xlink:show="embed" xlink:actuate="onLoad"/><draw:image xlink:href="./ObjectReplacements/Object 26" xlink:type="simple" xlink:show="embed" xlink:actuate="onLoad"/><svg:desc>formula</svg:desc></draw:frame><text:soft-page-break/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4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 </text:p>
      <text:p text:style-name="Text_20_body"><draw:frame draw:style-name="fr1" draw:name="Object32" text:anchor-type="as-char" svg:y="-0.393cm" svg:width="1.393cm" svg:height="0.492cm" draw:z-index="52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/text:p>
      <text:p text:style-name="Text_20_body"><draw:frame draw:style-name="fr1" draw:name="Object36" text:anchor-type="as-char" svg:y="-0.393cm" svg:width="1.397cm" svg:height="0.492cm" draw:z-index="5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h text:style-name="Heading_20_3" text:outline-level="3">1.2.2 逻辑等价</text:h>
      <text:h text:style-name="Heading_20_4" text:outline-level="4">定义 2 <text:s/>p和q是复合命题， 如果<draw:frame draw:style-name="fr1" draw:name="Object37" text:anchor-type="as-char" svg:y="-0.393cm" svg:width="1.499cm" svg:height="0.492cm" draw:z-index="55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h>
      <text:p text:style-name="Text_20_body">记号<draw:frame draw:style-name="fr1" draw:name="Object38" text:anchor-type="as-char" svg:y="-0.393cm" svg:width="1.224cm" svg:height="0.492cm" draw:z-index="56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1" draw:name="Object57" text:anchor-type="as-char" svg:y="-0.393cm" svg:width="3.009cm" svg:height="0.515cm" draw:z-index="58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text:soft-page-break/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9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1.3 量词和谓词</text:h>
      <text:p text:style-name="Standard">p4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3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34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35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36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37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3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4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4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4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4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4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49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50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ct40" text:anchor-type="as-char" svg:y="-0.393cm" svg:width="3.607cm" svg:height="0.517cm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5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57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<text:soft-page-break/>附录C<text:tab/>工具集</text:h>
      <text:h text:style-name="Heading_20_2" text:outline-level="2">真值表</text:h>
      <text:p text:style-name="Text_20_body">判断逻辑等价的最基本的方式是真值表。</text:p>
      <text:h text:style-name="Heading_20_2" text:outline-level="2">反向思考</text:h>
      <text:p text:style-name="Text_20_body">考虑所有东西的反</text:p>
      <text:h text:style-name="Heading_20_1" text:outline-level="1">附录D<text:tab/>错误集</text:h>
      <text:h text:style-name="Heading_20_2" text:outline-level="2">条件和结论的混淆：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07T23:37:18</dc:date>
    <meta:editing-duration>PT4H37M33S</meta:editing-duration>
    <meta:editing-cycles>59</meta:editing-cycles>
    <meta:generator>LibreOffice/3.5$Linux_X86_64 LibreOffice_project/350m1$Build-2</meta:generator>
    <dc:creator>jiangrui </dc:creator>
    <meta:document-statistic meta:table-count="4" meta:image-count="0" meta:object-count="59" meta:page-count="5" meta:paragraph-count="154" meta:word-count="659" meta:character-count="1750" meta:non-whitespace-character-count="1861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